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7" style:family="paragraph" style:parent-style-name="Header">
      <style:paragraph-properties fo:text-align="center" style:justify-single-word="fals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9</text:user-defined></text:p>
          </table:table-cell>
          <table:table-cell table:style-name="Versiones.B2" office:value-type="string">
            <text:p text:style-name="P10">Corrigiendo el noveno párrafo.</text:p>
          </table:table-cell>
        </table:table-row>
        <table:table-row>
          <table:table-cell table:style-name="Versiones.A3" office:value-type="string">
            <text:p text:style-name="P9">0.8</text:p>
          </table:table-cell>
          <table:table-cell table:style-name="Versiones.B2" office:value-type="string">
            <text:p text:style-name="P10">Corrigiendo el octavo párrafo.</text:p>
          </table:table-cell>
        </table:table-row>
        <table:table-row>
          <table:table-cell table:style-name="Versiones.A2" office:value-type="string">
            <text:p text:style-name="P9">0.7</text:p>
          </table:table-cell>
          <table:table-cell table:style-name="Versiones.B2" office:value-type="string">
            <text:p text:style-name="P10">Corrigiendo el séptim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8">1. Traducción del texto<text:tab/>3</text:p>
          <text:p text:style-name="P19">1.1 Primer párrafo (corregido el día 9-X-07)<text:tab/>3</text:p>
          <text:p text:style-name="P19">1.2 Segundo párrafo (corregido el día 9-X-07)<text:tab/>3</text:p>
          <text:p text:style-name="P19">1.3 Tercer párrafo (corregido el día 9-X-07)<text:tab/>3</text:p>
          <text:p text:style-name="P19">1.4 Cuarto párrafo (corregido el día 15-X-07)<text:tab/>3</text:p>
          <text:p text:style-name="P19">1.5 Quinto párrafo (corregido el día 15-X-07)<text:tab/>4</text:p>
          <text:p text:style-name="P19">1.6 Sexto párrafo (corregido el día 15-X-07)<text:tab/>4</text:p>
          <text:p text:style-name="P19">1.7 Séptimo párrafo (corregido el día 15-X-07)<text:tab/>4</text:p>
          <text:p text:style-name="P19">1.8 Octavo párrafo (sin corregir)<text:tab/>4</text:p>
          <text:p text:style-name="P19">1.9 Noveno párrafo (sin corregir)<text:tab/>5</text:p>
          <text:p text:style-name="P18">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El recién lanzado Mozilla Firefox 2 puede ser mejor que el nuevo Internet Explorer 7 de Microsoft, pero probablemente querrá utilizar ambos.</text:p>
        <text:p text:style-name="P5">Por Wilson Rothman</text:p>
        <text:p text:style-name="P5"/>
        <text:h text:style-name="P14"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4"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4" text:outline-level="2">1.4 Cuarto párrafo (corregido el día 15-X-07)</text:h>
        <text:p text:style-name="P5">Pestañas</text:p>
        <text:p text:style-name="P5">IE7 ahora incorpora pestañas para navegar, que han sido esenciales en las versiones anteriores de Firefox. La navegación con pestañas permite abrir múltiples sitios en una única ventana, reduciendo así el desorden de páginas en la pantalla. Esto es una buena intención, pero no creo que sea todo; mi mayor queja concerniente a IE7 y a Firefox cuando hay múltiples sitios se abrían en una única ventana esta tomase el título de la web que se muestra por encima. El resto de las páginas abiertas están básicamente escondidas detrás. Se podrá ver todas las pestañas si se hace click en la ventana, pero se tiene muchas otras ventanas abiertas, puede tomarte un tiempo hasta encontrar la que se quería. Al menos en Firefox 2, si no ve una ventana y accidentalmente la cierra, se puede ir al menú de “pestañas recientemente cerradas” lo que nos permite ponerla otra vez rápidamente.</text:p>
        <text:p text:style-name="P5"/>
        <text:h text:style-name="P14" text:outline-level="2"><text:soft-page-break/>1.5 Quinto párrafo (corregido el día 15-X-07)</text:h>
        <text:p text:style-name="P5">Seguridad</text:p>
        <text:p text:style-name="P5">Mucho más importante que las pestañas son los filtros anti-fraude, que suelen ser de gran ayuda a los internautas menos experimentados. El fraude es utilizar artimañas para capturar la información personal de las personas para hacerlos creer que ellos son una página web – un banco o uno de los favoritos sitios de compras – cuando en realidad estén en otra. Microsoft y Mozilla han creado una base de datos de actualización contínua de sitios fraudulentos conocidos o sospechosos. Ambos navegadores utilizan sus bases de datos para bloquear a los usuarios de que corran peligro. Esta característica es invisible si se navega en sitios seguros, pero el explorador avisará al usuario cuando esté en una página fraudulenta.</text:p>
        <text:p text:style-name="P5"/>
        <text:h text:style-name="P14" text:outline-level="2">1.6 Sexto párrafo (corregido el día 15-X-07)</text:h>
        <text:p text:style-name="P5">Búsqueda</text:p>
        <text:p text:style-name="P5">En la barra de navegación de IE7 tiene un recuadro de búsqueda, y como en las anteriores versiones de Firefox, se puede elegir entre un gran número de motores de búsqueda o en páginas específicas. Ambos navegadores han hecho esto para reducir su dependencia de las barras de herramientas de Google y Yahoo!, que puede estar bien pero ocupan mucho espacio. Firefox 2 actualmente ha copiado una utilidad muy interesante de la barra de herramientas de Google. Cuando tú empiezas a escribir términos para tu búsqueda, Firefox se anticipa a tu intención. Por ejemplo, si tú escribes “c-a-f”, Firefox añade la “é” y otras sugerencias como “cafetera” y “cafetería” y otros términos para afinar la búsqueda. Esta utilidad supone un gran avance frente a IE7, pero Microsoft tiene un truco para buscar que Firefox no tiene: si se quisiera añadir un motor de búsqueda en la barra de herramientas, Firefox redirige a una página que sólo algunos con unos poco años de estudios en informática pueden entender. Por el contrario, Microsoft, te da unas claras instrucciones en pocos pasos. En pocos segundos se puede añadir Froogle siguiendo estas explicaciones, el sitio web de comparativas de productos de Google, a la lista de motores de búsqueda de IE7.</text:p>
        <text:p text:style-name="P5"/>
        <text:h text:style-name="P14" text:outline-level="2">1.7 Séptimo párrafo (corregido el día 15-X-07)</text:h>
        <text:p text:style-name="P5">Marcadores dinámicos de noticias</text:p>
        <text:p text:style-name="P5">En los últimos años, la forma mejor y más rápida ha sido a través de los lectores RSS, pequeños programas o sitios que sacan los últimos titulares de una lista específica de fuentes de noticias (como por ejemplo el artefacto de la semana de Time.com). Cuando se visita un sitio de noticias, los dos nuevos navegadores te rápidamente añadir listas de titulares constantemente actualizadas desde su propio menú o marcador con uno o dos clicks. Firefox permite una opción adicional: permite añadir tus propias web RSS personalizadas de Bloglines, Google Reader o mi Yahoo!</text:p>
        <text:p text:style-name="P5"/>
        <text:h text:style-name="P14" text:outline-level="2">1.8 Octavo párrafo (corregido el 16-X-07)</text:h>
        <text:p text:style-name="P5">Trucos de Firefox</text:p>
        <text:p text:style-name="P5">Quizás la mejor característica tiene el poco expresivo nombre de “restauración de sesión”. Si <text:soft-page-break/>se tiene muchos sitios web abiertos, pero se apaga el ordenador (quizás porque se bloquee el ordenador, o instalando software que necesita reiniciar), Firefox recuerda las páginas que estaban abiertas y las recupera. Firefox también incorpora un nuevo corrector ortográfico inteligente. Si se fuera a escribir un correo electrónico, una entrada en un blog o un comentario en un formulario electrónico, subrayará en rojo las palabras dudosas. Con sólo pulsar el botón derecho del ratón sobre ellas se puede ver las palabras que sugiere escritas correctamente. Paradójicamente, justo como hace Word de Microsoft. Esta utilidad funcionó en Hotmail, pero no en la web de correo de AIM. Los de Mozilla dicen que es responsabilidad de los administradores de los sitios web si habilitan o deshabilitan esta característica.</text:p>
        <text:p text:style-name="P5"/>
        <text:h text:style-name="P14" text:outline-level="2">1.9 Noveno párrafo (sin corregir)</text:h>
        <text:p text:style-name="P5">Necesario utilizar Explorer</text:p>
        <text:p text:style-name="P5">Esto es aún una ventaja que tiene IE7, principalmente, por ser el navegador más popular, los programadores algunas veces hacen sitios que se ven mejor en IE7 o incluso que sólo se ven en él. El mejor ejemplo es Kodak EasyShare Gallery (kodakgallery.com). Se puede hacer todo lo que se quiera hacer en un sitio con el navegador que se quiera utilizar, pero si se tiene 120 fotografías desde una cámara de 5 megapíxeles, la forma más fácil de subir las fotos con el denominado sin pudor “fácil subida con Internet Explorer”. No dudo que en ese caso de colisión – hay otros ejemplos de este tipo de prejuicios en toda la Red – pero esta es una razón válida de mantener a mano IE7, incluso si se planease utilizar Firefox 2 la mayoría del tiempo</text:p>
        <text:p text:style-name="P5"/>
        <text:p text:style-name="P5">Se puede descargar Firefox 2 para Windows, Mac OS y Linux desde getfirefox.com. Se puede descargar IE7 para Windows (únicamente) de <text:a xlink:type="simple" xlink:href="http://www.microsoft.com/ie">www.microsoft.com/ie</text:a></text:p>
        <text:p text:style-name="P15"><text:s/></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ext:soft-page-break/>
          <table:table-row>
            <table:table-cell table:style-name="Traducciones_5f_Complicadas.A2" office:value-type="string">
              <text:p text:style-name="Table_20_Contents">4</text:p>
            </table:table-cell>
            <table:table-cell table:style-name="Traducciones_5f_Complicadas.A2" office:value-type="string">
              <text:p text:style-name="Table_20_Contents">It's well intended,</text:p>
            </table:table-cell>
            <table:table-cell table:style-name="Traducciones_5f_Complicadas.C2" office:value-type="string">
              <text:p text:style-name="Table_20_Contents">Esta es una buena intención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but I don't really think it's all that</text:p>
            </table:table-cell>
            <table:table-cell table:style-name="Traducciones_5f_Complicadas.C2" office:value-type="string">
              <text:p text:style-name="Table_20_Contents">pero no es para tanto (frase hecha, modulación de tipo equivalencia)</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to both IE7 and Firefox</text:p>
            </table:table-cell>
            <table:table-cell table:style-name="Traducciones_5f_Complicadas.C2" office:value-type="string">
              <text:p text:style-name="Table_20_Contents">concerniente a IE7 y a Firefox</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and pull it back quick</text:p>
            </table:table-cell>
            <table:table-cell table:style-name="Traducciones_5f_Complicadas.C2" office:value-type="string">
              <text:p text:style-name="Table_20_Contents">lo que nos permite ponerla otra vez rapidamente</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Phising filters are more crucial,</text:p>
            </table:table-cell>
            <table:table-cell table:style-name="Traducciones_5f_Complicadas.C2" office:value-type="string">
              <text:p text:style-name="Table_20_Contents">Mucho más importante que las pestañas son los filtros anti-fraude (uniendo este párrafo con el anterio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nd tend to be a great help</text:p>
            </table:table-cell>
            <table:table-cell table:style-name="Traducciones_5f_Complicadas.C2" office:value-type="string">
              <text:p text:style-name="Table_20_Contents">que suelen ser de gran ayud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he malicious art</text:p>
            </table:table-cell>
            <table:table-cell table:style-name="Traducciones_5f_Complicadas.C2" office:value-type="string">
              <text:p text:style-name="Table_20_Contents">malas artes | utilizar artimaña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they're really at another</text:p>
            </table:table-cell>
            <table:table-cell table:style-name="Traducciones_5f_Complicadas.C2" office:value-type="string">
              <text:p text:style-name="Table_20_Contents">cuando en realidad estén en otr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from surfing into danger</text:p>
            </table:table-cell>
            <table:table-cell table:style-name="Traducciones_5f_Complicadas.C2" office:value-type="string">
              <text:p text:style-name="Table_20_Contents">corran peligro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you land on a phising website, the browser will alert you</text:p>
            </table:table-cell>
            <table:table-cell table:style-name="Traducciones_5f_Complicadas.C2" office:value-type="string">
              <text:p text:style-name="Table_20_Contents">pero el navegador avisará al usuario cuando esté en una página fraudulent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E7 has a search box in its navigation bar</text:p>
            </table:table-cell>
            <table:table-cell table:style-name="Traducciones_5f_Complicadas.C2" office:value-type="string">
              <text:p text:style-name="Table_20_Contents">En la barra de navegación de IE7 tiene un recuadro de búsqued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retailers</text:p>
            </table:table-cell>
            <table:table-cell table:style-name="Traducciones_5f_Complicadas.C2" office:value-type="string">
              <text:p text:style-name="Table_20_Contents">páginas específicas</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borrowed a cool effect</text:p>
            </table:table-cell>
            <table:table-cell table:style-name="Traducciones_5f_Complicadas.C2" office:value-type="string">
              <text:p text:style-name="Table_20_Contents">ha copiado una utilidad muy interesante</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c-o-f-f”</text:p>
            </table:table-cell>
            <table:table-cell table:style-name="Traducciones_5f_Complicadas.C2" office:value-type="string">
              <text:p text:style-name="Table_20_Contents">“c-a-f” (el ejemplo se ha clarificado con dos ejemplos en español con café, cafetera y cafeterí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t's a great one-up on IE7</text:p>
            </table:table-cell>
            <table:table-cell table:style-name="Traducciones_5f_Complicadas.C2" office:value-type="string">
              <text:p text:style-name="Table_20_Contents">Esta utilidad supone un gran avance frente a IE7 (uniendo con la frase anterior)</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Microsoft, on the other hand</text:p>
            </table:table-cell>
            <table:table-cell table:style-name="Traducciones_5f_Complicadas.C2" office:value-type="string">
              <text:p text:style-name="Table_20_Contents">Por el contrario, Microsoft</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n seconds, I added Froogle, </text:p>
            </table:table-cell>
            <table:table-cell table:style-name="Traducciones_5f_Complicadas.C2" office:value-type="string">
              <text:p text:style-name="Table_20_Contents">En pocos segundos pude añadir Froogle siguiendo estas explicaciones (utilizando una explicitación)</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web-shopping comparison site</text:p>
            </table:table-cell>
            <table:table-cell table:style-name="Traducciones_5f_Complicadas.C2" office:value-type="string">
              <text:p text:style-name="Table_20_Contents">sitio web de comparativa de product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For a few years,</text:p>
            </table:table-cell>
            <table:table-cell table:style-name="Traducciones_5f_Complicadas.C2" office:value-type="string">
              <text:p text:style-name="Table_20_Contents">En los últimos añ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the gest way to get news fast</text:p>
            </table:table-cell>
            <table:table-cell table:style-name="Traducciones_5f_Complicadas.C2" office:value-type="string">
              <text:p text:style-name="Table_20_Contents">la forma mejor y más rápida de obtener noticia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gadget</text:p>
            </table:table-cell>
            <table:table-cell table:style-name="Traducciones_5f_Complicadas.C2" office:value-type="string">
              <text:p text:style-name="Table_20_Contents">artefacto</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boring title</text:p>
            </table:table-cell>
            <table:table-cell table:style-name="Traducciones_5f_Complicadas.C2" office:value-type="string">
              <text:p text:style-name="Table_20_Contents">poco expresivo nombr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unexpectedly have to shut down</text:p>
            </table:table-cell>
            <table:table-cell table:style-name="Traducciones_5f_Complicadas.C2" office:value-type="string">
              <text:p text:style-name="Table_20_Contents">se apaga el ordenador</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goes right back to them</text:p>
            </table:table-cell>
            <table:table-cell table:style-name="Traducciones_5f_Complicadas.C2" office:value-type="string">
              <text:p text:style-name="Table_20_Contents">las recuper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Right-click</text:p>
            </table:table-cell>
            <table:table-cell table:style-name="Traducciones_5f_Complicadas.C2" office:value-type="string">
              <text:p text:style-name="Table_20_Contents">Con sólo pulsar el botón derecho del ratón</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words to see correctly spelled suggestion</text:p>
            </table:table-cell>
            <table:table-cell table:style-name="Traducciones_5f_Complicadas.C2" office:value-type="string">
              <text:p text:style-name="Table_20_Contents">las palabras que sugiere escritas correctament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ronically</text:p>
            </table:table-cell>
            <table:table-cell table:style-name="Traducciones_5f_Complicadas.C2" office:value-type="string">
              <text:p text:style-name="Table_20_Contents">Paradójicamente</text:p>
            </table:table-cell>
          </table:table-row>
          <text:soft-page-break/>
          <table:table-row>
            <table:table-cell table:style-name="Traducciones_5f_Complicadas.A2" office:value-type="string">
              <text:p text:style-name="Table_20_Contents">8</text:p>
            </table:table-cell>
            <table:table-cell table:style-name="Traducciones_5f_Complicadas.A2" office:value-type="string">
              <text:p text:style-name="Table_20_Contents">It</text:p>
            </table:table-cell>
            <table:table-cell table:style-name="Traducciones_5f_Complicadas.C2" office:value-type="string">
              <text:p text:style-name="Table_20_Contents">Esta utilidad (explicando mejor la fras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Mozilla</text:p>
            </table:table-cell>
            <table:table-cell table:style-name="Traducciones_5f_Complicadas.C2" office:value-type="string">
              <text:p text:style-name="Table_20_Contents">Los de Mozill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ts up to webmasters to enable or disable the feature.</text:p>
            </table:table-cell>
            <table:table-cell table:style-name="Traducciones_5f_Complicadas.C2" office:value-type="string">
              <text:p text:style-name="Table_20_Contents">es responsabilidad de los administradores de sitios web si habilitan o deshabilitan esta característica.</text:p>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2</text:user-defined></text:span></text:p>
          <text:p text:style-name="P2">Última revisión:<text:user-defined text:name="Última Revisión">16-X-07</text:user-defined></text:p>
          <text:p text:style-name="P2">Versión: <text:user-defined text:name="Versión">0.9</text:user-defined></text:p>
          <text:p text:style-name="Footer"><text:span text:style-name="T1">Página </text:span><text:span text:style-name="T1"><text:page-number style:num-format="1" text:select-page="current">4</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9</meta:user-defined>
    <meta:user-defined meta:name="Texto">2</meta:user-defined>
    <meta:user-defined meta:name="Última Revisión">16-X-07</meta:user-defined>
    <meta:document-statistic meta:table-count="2" meta:image-count="0" meta:object-count="0" meta:page-count="7" meta:paragraph-count="179" meta:word-count="1823" meta:character-count="10577"/>
  </office:meta>
</office:document-meta>
</file>